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path draw:style-name="gr1" draw:layer="layout" svg:width="2cm" svg:height="2cm" svg:x="0cm" svg:y="0cm" svg:viewBox="0 0 2001 2001" svg:d="m0 0c1000 0 2001 1000 2001 2001h-2001z">
            <text:p/>
          </draw:path>
          <draw:path draw:style-name="gr2" draw:layer="layout" svg:width="2cm" svg:height="2cm" svg:x="0cm" svg:y="0cm" svg:viewBox="0 0 2001 2001" svg:d="m0 0c1000 0 2001 1000 2001 2001h-20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Quarter Circle</dc:title>
    <meta:creation-date>2011-02-07T16:54:1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